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counter_defer_Fraction of hateful posts" table:style-name="ta1">
        <table:shapes>
          <draw:frame draw:z-index="0" draw:style-name="gr1" draw:text-style-name="P1" svg:width="6.2988in" svg:height="3.5429in" svg:x="8.2807in" svg:y="0.0394in">
            <draw:object draw:notify-on-update-of-ranges="'summary_counter_defer_Fraction of hateful posts'.A1:'summary_counter_defer_Fraction of hateful posts'.A1 'summary_counter_defer_Fraction of hateful posts'.A2:'summary_counter_defer_Fraction of hateful posts'.A7 'summary_counter_defer_Fraction of hateful posts'.B1:'summary_counter_defer_Fraction of hateful posts'.B1 'summary_counter_defer_Fraction of hateful posts'.B2:'summary_counter_defer_Fraction of hateful posts'.B7 'summary_counter_defer_Fraction of hateful posts'.C1:'summary_counter_defer_Fraction of hateful posts'.C1 'summary_counter_defer_Fraction of hateful posts'.C2:'summary_counter_defer_Fraction of hateful posts'.C7 'summary_counter_defer_Fraction of hateful posts'.D1:'summary_counter_defer_Fraction of hateful posts'.D1 'summary_counter_defer_Fraction of hateful posts'.D2:'summary_counter_defer_Fraction of hateful posts'.D7 'summary_counter_defer_Fraction of hateful posts'.E1:'summary_counter_defer_Fraction of hateful posts'.E1 'summary_counter_defer_Fraction of hateful posts'.E2:'summary_counter_defer_Fraction of hateful posts'.E7 'summary_counter_defer_Fraction of hateful posts'.F1:'summary_counter_defer_Fraction of hateful posts'.F1 'summary_counter_defer_Fraction of hateful posts'.F2:'summary_counter_defer_Fraction of hateful posts'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_defer_hateful_post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0.36" calcext:value-type="float">
            <text:p>0.36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25029478417581" calcext:value-type="float">
            <text:p>0.225029478417581</text:p>
          </table:table-cell>
          <table:table-cell office:value-type="float" office:value="0.272635386562894" calcext:value-type="float">
            <text:p>0.272635386562894</text:p>
          </table:table-cell>
          <table:table-cell office:value-type="float" office:value="0.28614070880455" calcext:value-type="float">
            <text:p>0.28614070880455</text:p>
          </table:table-cell>
          <table:table-cell office:value-type="float" office:value="0.354159235092007" calcext:value-type="float">
            <text:p>0.354159235092007</text:p>
          </table:table-cell>
          <table:table-cell office:value-type="float" office:value="0.42898179652495" calcext:value-type="float">
            <text:p>0.4289817965249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81993524131819" calcext:value-type="float">
            <text:p>0.181993524131819</text:p>
          </table:table-cell>
          <table:table-cell office:value-type="float" office:value="0.211214520395948" calcext:value-type="float">
            <text:p>0.211214520395948</text:p>
          </table:table-cell>
          <table:table-cell office:value-type="float" office:value="0.267787540446735" calcext:value-type="float">
            <text:p>0.267787540446735</text:p>
          </table:table-cell>
          <table:table-cell office:value-type="float" office:value="0.309435904903802" calcext:value-type="float">
            <text:p>0.309435904903802</text:p>
          </table:table-cell>
          <table:table-cell office:value-type="float" office:value="0.439682882324893" calcext:value-type="float">
            <text:p>0.43968288232489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44359637221055" calcext:value-type="float">
            <text:p>0.144359637221055</text:p>
          </table:table-cell>
          <table:table-cell office:value-type="float" office:value="0.181116068871113" calcext:value-type="float">
            <text:p>0.181116068871113</text:p>
          </table:table-cell>
          <table:table-cell office:value-type="float" office:value="0.245415276231429" calcext:value-type="float">
            <text:p>0.245415276231429</text:p>
          </table:table-cell>
          <table:table-cell office:value-type="float" office:value="0.294951709642776" calcext:value-type="float">
            <text:p>0.294951709642776</text:p>
          </table:table-cell>
          <table:table-cell office:value-type="float" office:value="0.383670201906999" calcext:value-type="float">
            <text:p>0.38367020190699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2364170225668" calcext:value-type="float">
            <text:p>0.12364170225668</text:p>
          </table:table-cell>
          <table:table-cell office:value-type="float" office:value="0.149341642180196" calcext:value-type="float">
            <text:p>0.149341642180196</text:p>
          </table:table-cell>
          <table:table-cell office:value-type="float" office:value="0.179041687065994" calcext:value-type="float">
            <text:p>0.179041687065994</text:p>
          </table:table-cell>
          <table:table-cell office:value-type="float" office:value="0.240142590939543" calcext:value-type="float">
            <text:p>0.240142590939543</text:p>
          </table:table-cell>
          <table:table-cell office:value-type="float" office:value="0.341751176352693" calcext:value-type="float">
            <text:p>0.34175117635269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06615529341691" calcext:value-type="float">
            <text:p>0.106615529341691</text:p>
          </table:table-cell>
          <table:table-cell office:value-type="float" office:value="0.115393123612349" calcext:value-type="float">
            <text:p>0.115393123612349</text:p>
          </table:table-cell>
          <table:table-cell office:value-type="float" office:value="0.141562839880535" calcext:value-type="float">
            <text:p>0.141562839880535</text:p>
          </table:table-cell>
          <table:table-cell office:value-type="float" office:value="0.169662249957483" calcext:value-type="float">
            <text:p>0.169662249957483</text:p>
          </table:table-cell>
          <table:table-cell office:value-type="float" office:value="0.239347422802925" calcext:value-type="float">
            <text:p>0.2393474228029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10:25:31.615520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3-14T10:26:18.457472943</dc:date>
    <meta:editing-duration>PT1M48S</meta:editing-duration>
    <meta:editing-cycles>2</meta:editing-cycles>
    <meta:document-statistic meta:table-count="1" meta:cell-count="4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205cm" style:legend-expansion="high" chart:style-name="ch2"/>
        <chart:plot-area chart:style-name="ch3" table:cell-range-address="'summary_counter_defer_Fraction of hateful posts'.A1:'summary_counter_defer_Fraction of hateful posts'.F7" chart:data-source-has-labels="both" svg:x="1.331cm" svg:y="0.18cm" svg:width="12.264cm" svg:height="7.659cm">
          <chart:coordinate-region svg:x="2.243cm" svg:y="0.379cm" svg:width="11.112cm" svg:height="6.813cm"/>
          <chart:axis chart:dimension="x" chart:name="primary-x" chart:style-name="ch4" chartooo:axis-type="auto">
            <chartooo:date-scale/>
            <chart:title svg:x="5.871cm" svg:y="8.019cm" chart:style-name="ch5">
              <text:p>p_defer_hateful_post</text:p>
            </chart:title>
            <chart:categories table:cell-range-address="'summary_counter_defer_Fraction of hateful posts'.A2:'summary_counter_defer_Fraction of hateful posts'.A7"/>
          </chart:axis>
          <chart:axis chart:dimension="y" chart:name="primary-y" chart:style-name="ch4">
            <chart:title svg:x="0.451cm" svg:y="5.548cm" chart:style-name="ch6">
              <text:p>fraction hateful posts</text:p>
            </chart:title>
            <chart:grid chart:style-name="ch7" chart:class="major"/>
          </chart:axis>
          <chart:series chart:style-name="ch8" chart:values-cell-range-address="'summary_counter_defer_Fraction of hateful posts'.B2:'summary_counter_defer_Fraction of hateful posts'.B7" chart:label-cell-address="'summary_counter_defer_Fraction of hateful posts'.B1:'summary_counter_defer_Fraction of hateful posts'.B1" chart:class="chart:line">
            <chart:data-point chart:repeated="6"/>
          </chart:series>
          <chart:series chart:style-name="ch9" chart:values-cell-range-address="'summary_counter_defer_Fraction of hateful posts'.C2:'summary_counter_defer_Fraction of hateful posts'.C7" chart:label-cell-address="'summary_counter_defer_Fraction of hateful posts'.C1:'summary_counter_defer_Fraction of hateful posts'.C1" chart:class="chart:line">
            <chart:data-point chart:repeated="6"/>
          </chart:series>
          <chart:series chart:style-name="ch10" chart:values-cell-range-address="'summary_counter_defer_Fraction of hateful posts'.D2:'summary_counter_defer_Fraction of hateful posts'.D7" chart:label-cell-address="'summary_counter_defer_Fraction of hateful posts'.D1:'summary_counter_defer_Fraction of hateful posts'.D1" chart:class="chart:line">
            <chart:data-point chart:repeated="6"/>
          </chart:series>
          <chart:series chart:style-name="ch11" chart:values-cell-range-address="'summary_counter_defer_Fraction of hateful posts'.E2:'summary_counter_defer_Fraction of hateful posts'.E7" chart:label-cell-address="'summary_counter_defer_Fraction of hateful posts'.E1:'summary_counter_defer_Fraction of hateful posts'.E1" chart:class="chart:line">
            <chart:data-point chart:repeated="6"/>
          </chart:series>
          <chart:series chart:style-name="ch12" chart:values-cell-range-address="'summary_counter_defer_Fraction of hateful posts'.F2:'summary_counter_defer_Fraction of hateful posts'.F7" chart:label-cell-address="'summary_counter_defer_Fraction of hateful posts'.F1:'summary_counter_defer_Fraction of hateful posts'.F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summary_counter_defer_Fraction of hateful posts'.B1:'summary_counter_defer_Fraction of hateful posts'.B1</svg:desc>
                </draw:g>
              </table:table-cell>
              <table:table-cell office:value-type="string">
                <text:p>500</text:p>
                <draw:g>
                  <svg:desc>'summary_counter_defer_Fraction of hateful posts'.C1:'summary_counter_defer_Fraction of hateful posts'.C1</svg:desc>
                </draw:g>
              </table:table-cell>
              <table:table-cell office:value-type="string">
                <text:p>1000</text:p>
                <draw:g>
                  <svg:desc>'summary_counter_defer_Fraction of hateful posts'.D1:'summary_counter_defer_Fraction of hateful posts'.D1</svg:desc>
                </draw:g>
              </table:table-cell>
              <table:table-cell office:value-type="string">
                <text:p>2000</text:p>
                <draw:g>
                  <svg:desc>'summary_counter_defer_Fraction of hateful posts'.E1:'summary_counter_defer_Fraction of hateful posts'.E1</svg:desc>
                </draw:g>
              </table:table-cell>
              <table:table-cell office:value-type="string">
                <text:p>5000</text:p>
                <draw:g>
                  <svg:desc>'summary_counter_defer_Fraction of hateful posts'.F1:'summary_counter_defer_Fraction of hateful posts'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summary_counter_defer_Fraction of hateful posts'.A2:'summary_counter_defer_Fraction of hateful posts'.A7</svg:desc>
                </draw:g>
              </table:table-cell>
              <table:table-cell office:value-type="float" office:value="0.21">
                <text:p>0.21</text:p>
                <draw:g>
                  <svg:desc>'summary_counter_defer_Fraction of hateful posts'.B2:'summary_counter_defer_Fraction of hateful posts'.B7</svg:desc>
                </draw:g>
              </table:table-cell>
              <table:table-cell office:value-type="float" office:value="0.27">
                <text:p>0.27</text:p>
                <draw:g>
                  <svg:desc>'summary_counter_defer_Fraction of hateful posts'.C2:'summary_counter_defer_Fraction of hateful posts'.C7</svg:desc>
                </draw:g>
              </table:table-cell>
              <table:table-cell office:value-type="float" office:value="0.32">
                <text:p>0.32</text:p>
                <draw:g>
                  <svg:desc>'summary_counter_defer_Fraction of hateful posts'.D2:'summary_counter_defer_Fraction of hateful posts'.D7</svg:desc>
                </draw:g>
              </table:table-cell>
              <table:table-cell office:value-type="float" office:value="0.36">
                <text:p>0.36</text:p>
                <draw:g>
                  <svg:desc>'summary_counter_defer_Fraction of hateful posts'.E2:'summary_counter_defer_Fraction of hateful posts'.E7</svg:desc>
                </draw:g>
              </table:table-cell>
              <table:table-cell office:value-type="float" office:value="0.43">
                <text:p>0.43</text:p>
                <draw:g>
                  <svg:desc>'summary_counter_defer_Fraction of hateful posts'.F2:'summary_counter_defer_Fraction of hateful posts'.F7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225029478417581">
                <text:p>0.225029478417581</text:p>
              </table:table-cell>
              <table:table-cell office:value-type="float" office:value="0.272635386562894">
                <text:p>0.272635386562894</text:p>
              </table:table-cell>
              <table:table-cell office:value-type="float" office:value="0.28614070880455">
                <text:p>0.28614070880455</text:p>
              </table:table-cell>
              <table:table-cell office:value-type="float" office:value="0.354159235092007">
                <text:p>0.354159235092007</text:p>
              </table:table-cell>
              <table:table-cell office:value-type="float" office:value="0.42898179652495">
                <text:p>0.4289817965249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181993524131819">
                <text:p>0.181993524131819</text:p>
              </table:table-cell>
              <table:table-cell office:value-type="float" office:value="0.211214520395948">
                <text:p>0.211214520395948</text:p>
              </table:table-cell>
              <table:table-cell office:value-type="float" office:value="0.267787540446735">
                <text:p>0.267787540446735</text:p>
              </table:table-cell>
              <table:table-cell office:value-type="float" office:value="0.309435904903802">
                <text:p>0.309435904903802</text:p>
              </table:table-cell>
              <table:table-cell office:value-type="float" office:value="0.439682882324893">
                <text:p>0.43968288232489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144359637221055">
                <text:p>0.144359637221055</text:p>
              </table:table-cell>
              <table:table-cell office:value-type="float" office:value="0.181116068871113">
                <text:p>0.181116068871113</text:p>
              </table:table-cell>
              <table:table-cell office:value-type="float" office:value="0.245415276231429">
                <text:p>0.245415276231429</text:p>
              </table:table-cell>
              <table:table-cell office:value-type="float" office:value="0.294951709642776">
                <text:p>0.294951709642776</text:p>
              </table:table-cell>
              <table:table-cell office:value-type="float" office:value="0.383670201906999">
                <text:p>0.38367020190699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12364170225668">
                <text:p>0.12364170225668</text:p>
              </table:table-cell>
              <table:table-cell office:value-type="float" office:value="0.149341642180196">
                <text:p>0.149341642180196</text:p>
              </table:table-cell>
              <table:table-cell office:value-type="float" office:value="0.179041687065994">
                <text:p>0.179041687065994</text:p>
              </table:table-cell>
              <table:table-cell office:value-type="float" office:value="0.240142590939543">
                <text:p>0.240142590939543</text:p>
              </table:table-cell>
              <table:table-cell office:value-type="float" office:value="0.341751176352693">
                <text:p>0.34175117635269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106615529341691">
                <text:p>0.106615529341691</text:p>
              </table:table-cell>
              <table:table-cell office:value-type="float" office:value="0.115393123612349">
                <text:p>0.115393123612349</text:p>
              </table:table-cell>
              <table:table-cell office:value-type="float" office:value="0.141562839880535">
                <text:p>0.141562839880535</text:p>
              </table:table-cell>
              <table:table-cell office:value-type="float" office:value="0.169662249957483">
                <text:p>0.169662249957483</text:p>
              </table:table-cell>
              <table:table-cell office:value-type="float" office:value="0.239347422802925">
                <text:p>0.2393474228029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